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027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9.816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2.91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3" style:family="table-row">
      <style:table-row-properties style:min-row-height="1cm" style:keep-together="false" fo:keep-together="always"/>
    </style:style>
    <style:style style:name="Таблица1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B3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D3" style:family="table-cell">
      <style:table-cell-properties style:vertical-align="middle" fo:padding="0.191cm" fo:border="0.018cm solid #000000" style:writing-mode="lr-tb"/>
    </style:style>
    <style:style style:name="Таблица1.A7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6" style:family="table">
      <style:table-properties style:width="17.515cm" table:align="left" style:writing-mode="lr-tb"/>
    </style:style>
    <style:style style:name="Таблица6.A" style:family="table-column">
      <style:table-column-properties style:column-width="3.254cm"/>
    </style:style>
    <style:style style:name="Таблица6.B" style:family="table-column">
      <style:table-column-properties style:column-width="9.763cm"/>
    </style:style>
    <style:style style:name="Таблица6.C" style:family="table-column">
      <style:table-column-properties style:column-width="1.836cm"/>
    </style:style>
    <style:style style:name="Таблица6.D" style:family="table-column">
      <style:table-column-properties style:column-width="2.662cm"/>
    </style:style>
    <style:style style:name="Таблица6.1" style:family="table-row">
      <style:table-row-properties style:min-row-height="1.415cm" style:keep-together="false" fo:keep-together="always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312cm" style:keep-together="false" fo:keep-together="always"/>
    </style:style>
    <style:style style:name="Таблица6.3" style:family="table-row">
      <style:table-row-properties style:row-height="0.6cm" style:keep-together="true" fo:keep-together="auto"/>
    </style:style>
    <style:style style:name="Таблица6.B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A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C7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" style:family="table">
      <style:table-properties style:width="17.515cm" table:align="left" style:writing-mode="lr-tb"/>
    </style:style>
    <style:style style:name="Таблица2.A" style:family="table-column">
      <style:table-column-properties style:column-width="3.149cm"/>
    </style:style>
    <style:style style:name="Таблица2.B" style:family="table-column">
      <style:table-column-properties style:column-width="9.869cm"/>
    </style:style>
    <style:style style:name="Таблица2.C" style:family="table-column">
      <style:table-column-properties style:column-width="1.836cm"/>
    </style:style>
    <style:style style:name="Таблица2.D" style:family="table-column">
      <style:table-column-properties style:column-width="2.662cm"/>
    </style:style>
    <style:style style:name="Таблица2.1" style:family="table-row">
      <style:table-row-properties style:min-row-height="1.415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312cm" style:keep-together="false" fo:keep-together="always"/>
    </style:style>
    <style:style style:name="Таблица2.3" style:family="table-row">
      <style:table-row-properties style:row-height="0.6cm" style:keep-together="true" fo:keep-together="auto"/>
    </style:style>
    <style:style style:name="Таблица2.B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A8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C8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" style:family="table">
      <style:table-properties style:width="17.533cm" table:align="left" style:writing-mode="lr-tb"/>
    </style:style>
    <style:style style:name="Таблица3.A" style:family="table-column">
      <style:table-column-properties style:column-width="3.281cm"/>
    </style:style>
    <style:style style:name="Таблица3.B" style:family="table-column">
      <style:table-column-properties style:column-width="8.149cm"/>
    </style:style>
    <style:style style:name="Таблица3.C" style:family="table-column">
      <style:table-column-properties style:column-width="2.778cm"/>
    </style:style>
    <style:style style:name="Таблица3.D" style:family="table-column">
      <style:table-column-properties style:column-width="3.325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3.2" style:family="table-row">
      <style:table-row-properties style:row-height="1.004cm" style:keep-together="false" fo:keep-together="always"/>
    </style:style>
    <style:style style:name="Таблица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3" style:family="table-row">
      <style:table-row-properties style:row-height="0.975cm" style:keep-together="false" fo:keep-together="always"/>
    </style:style>
    <style:style style:name="Таблица3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3.B3" style:family="table-cell" style:data-style-name="N0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3.C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3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3.4" style:family="table-row">
      <style:table-row-properties style:row-height="0.919cm" style:keep-together="false" fo:keep-together="always"/>
    </style:style>
    <style:style style:name="Таблица3.B4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3.D4" style:family="table-cell">
      <style:table-cell-properties style:vertical-align="middle" fo:padding="0.191cm" fo:border-left="0.018cm solid #000000" fo:border-right="0.018cm solid #000000" fo:border-top="none" fo:border-bottom="none" style:writing-mode="lr-tb"/>
    </style:style>
    <style:style style:name="Таблица3.5" style:family="table-row">
      <style:table-row-properties style:row-height="0.986cm" style:keep-together="false" fo:keep-together="always"/>
    </style:style>
    <style:style style:name="Таблица3.6" style:family="table-row">
      <style:table-row-properties style:row-height="0.889cm" style:keep-together="false" fo:keep-together="always"/>
    </style:style>
    <style:style style:name="Таблица3.7" style:family="table-row">
      <style:table-row-properties style:row-height="0.998cm" style:keep-together="false" fo:keep-together="always"/>
    </style:style>
    <style:style style:name="Таблица4" style:family="table">
      <style:table-properties style:width="17.009cm" fo:margin-left="0.019cm" table:align="left" style:writing-mode="lr-tb"/>
    </style:style>
    <style:style style:name="Таблица4.A" style:family="table-column">
      <style:table-column-properties style:column-width="4.006cm"/>
    </style:style>
    <style:style style:name="Таблица4.B" style:family="table-column">
      <style:table-column-properties style:column-width="1.796cm"/>
    </style:style>
    <style:style style:name="Таблица4.C" style:family="table-column">
      <style:table-column-properties style:column-width="2.498cm"/>
    </style:style>
    <style:style style:name="Таблица4.D" style:family="table-column">
      <style:table-column-properties style:column-width="2.813cm"/>
    </style:style>
    <style:style style:name="Таблица4.E" style:family="table-column">
      <style:table-column-properties style:column-width="2.886cm"/>
    </style:style>
    <style:style style:name="Таблица4.F" style:family="table-column">
      <style:table-column-properties style:column-width="3.01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B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F2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.B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B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4.F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name-asian="Arial" style:font-size-asian="11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3pt" style:font-size-asian="13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3pt" fo:language="en" fo:country="US" style:font-size-asian="13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/>
    </style:style>
    <style:style style:name="P13" style:family="paragraph" style:parent-style-name="Standard" style:list-style-name="">
      <style:paragraph-properties fo:text-align="start" style:justify-single-word="false" style:text-autospace="none"/>
    </style:style>
    <style:style style:name="P1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Arial" fo:font-size="11pt" style:font-size-asian="11pt" style:font-size-complex="11pt"/>
    </style:style>
    <style:style style:name="P23" style:family="paragraph" style:parent-style-name="Standard" style:list-style-name="">
      <style:paragraph-properties fo:text-align="end" style:justify-single-word="false" style:text-autospace="none"/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fo:language="en" fo:country="US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27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end" style:justify-single-word="false" style:text-autospace="none"/>
    </style:style>
    <style:style style:name="P30" style:family="paragraph" style:parent-style-name="Standard" style:list-style-name="">
      <style:paragraph-properties fo:text-align="end" style:justify-single-word="false" style:text-autospace="none"/>
    </style:style>
    <style:style style:name="P31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3pt" style:font-size-asian="13pt"/>
    </style:style>
    <style:style style:name="P36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-0.191cm" fo:margin-top="0.106cm" fo:margin-bottom="0.106cm" fo:text-align="center" style:justify-single-word="false" fo:text-indent="0cm" style:auto-text-indent="false" style:snap-to-layout-grid="false"/>
      <style:text-properties fo:font-size="13pt" style:font-size-asian="13pt"/>
    </style:style>
    <style:style style:name="P39" style:family="paragraph" style:parent-style-name="Standard">
      <style:paragraph-properties fo:margin-left="0cm" fo:margin-right="-0.191cm" fo:margin-top="0.106cm" fo:margin-bottom="0.106cm" fo:text-align="center" style:justify-single-word="false" fo:text-indent="0cm" style:auto-text-indent="false" style:snap-to-layout-grid="false">
        <style:tab-stops>
          <style:tab-stop style:position="1cm"/>
        </style:tab-stops>
      </style:paragraph-properties>
      <style:text-properties fo:font-size="13pt" style:font-size-asian="13pt"/>
    </style:style>
    <style:style style:name="P40" style:family="paragraph" style:parent-style-name="Standard">
      <style:paragraph-properties fo:margin-left="-0.065cm" fo:margin-right="0cm" fo:text-indent="0cm" style:auto-text-indent="false" style:snap-to-layout-grid="false"/>
      <style:text-properties fo:font-size="13pt" style:font-size-asian="13pt"/>
    </style:style>
    <style:style style:name="P41" style:family="paragraph" style:parent-style-name="Standard">
      <style:paragraph-properties fo:margin-left="0cm" fo:margin-right="0.67cm" fo:text-indent="0cm" style:auto-text-indent="false"/>
      <style:text-properties fo:color="#ffffff" fo:font-size="8pt" fo:language="en" fo:country="US" fo:font-weight="bold" style:font-size-asian="8pt" style:font-weight-asian="bold" style:font-size-complex="8pt"/>
    </style:style>
    <style:style style:name="P42" style:family="paragraph" style:parent-style-name="Standard">
      <style:paragraph-properties fo:margin-left="0cm" fo:margin-right="0.67cm" fo:margin-top="0.212cm" fo:margin-bottom="0cm" fo:text-indent="0cm" style:auto-text-indent="false"/>
    </style:style>
    <style:style style:name="P43" style:family="paragraph" style:parent-style-name="Standard">
      <style:paragraph-properties fo:margin-left="0cm" fo:margin-right="0.67cm" fo:margin-top="0.212cm" fo:margin-bottom="0cm" fo:line-height="150%" fo:text-indent="0cm" style:auto-text-indent="false"/>
    </style:style>
    <style:style style:name="P44" style:family="paragraph" style:parent-style-name="Standard">
      <style:paragraph-properties fo:margin-left="0cm" fo:margin-right="0.67cm" fo:margin-top="0.212cm" fo:margin-bottom="0cm" fo:text-indent="0cm" style:auto-text-indent="false"/>
      <style:text-properties fo:color="#ffffff" fo:font-size="8pt" fo:language="en" fo:country="US" fo:font-weight="bold" style:font-size-asian="8pt" style:font-weight-asian="bold" style:font-size-complex="8pt"/>
    </style:style>
    <style:style style:name="P45" style:family="paragraph" style:parent-style-name="Standard">
      <style:paragraph-properties fo:margin-left="0cm" fo:margin-right="0.67cm" fo:margin-top="0.212cm" fo:margin-bottom="0cm" fo:line-height="150%" fo:text-indent="0cm" style:auto-text-indent="false"/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4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48" style:family="paragraph" style:parent-style-name="Standard">
      <style:paragraph-properties fo:margin-left="-0.122cm" fo:margin-right="0cm" fo:text-align="center" style:justify-single-word="false" fo:text-indent="0cm" style:auto-text-indent="false" style:snap-to-layout-grid="false"/>
      <style:text-properties fo:font-size="12pt" style:font-size-asian="12pt"/>
    </style:style>
    <style:style style:name="P49" style:family="paragraph" style:parent-style-name="Standard">
      <style:paragraph-properties fo:margin-left="0.75cm" fo:margin-right="0cm" fo:margin-top="0.212cm" fo:margin-bottom="0cm" fo:text-indent="-0.75cm" style:auto-text-indent="false"/>
      <style:text-properties style:font-name="Arial" fo:font-size="11pt" style:font-size-asian="11pt" style:font-size-complex="11pt"/>
    </style:style>
    <style:style style:name="P50" style:family="paragraph" style:parent-style-name="Standard">
      <style:paragraph-properties fo:margin-left="0.319cm" fo:margin-right="0cm" fo:text-indent="0cm" style:auto-text-indent="false"/>
    </style:style>
    <style:style style:name="P51" style:family="paragraph" style:parent-style-name="Standard">
      <style:paragraph-properties fo:margin-left="0.319cm" fo:margin-right="0cm" fo:text-indent="0cm" style:auto-text-indent="false"/>
      <style:text-properties style:font-name="Arial" fo:font-size="11pt" style:font-size-asian="11pt" style:font-size-complex="11pt"/>
    </style:style>
    <style:style style:name="P5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1pt" style:font-size-asian="11pt" style:font-name-complex="Arial" text:display="none"/>
    </style:style>
    <style:style style:name="P53" style:family="paragraph" style:parent-style-name="Standard" style:master-page-name="Преобразование_20_1">
      <style:paragraph-properties fo:text-align="center" style:justify-single-word="false" style:page-number="auto" fo:break-before="page"/>
      <style:text-properties style:font-name="Arial" fo:font-size="11pt" style:font-size-asian="11pt" style:font-name-complex="Arial" text:display="none"/>
    </style:style>
    <style:style style:name="P54" style:family="paragraph" style:parent-style-name="Standard">
      <style:paragraph-properties fo:margin-left="0cm" fo:margin-right="0cm" fo:margin-top="0.212cm" fo:margin-bottom="0cm" fo:line-height="150%" fo:orphans="2" fo:widows="2" fo:text-indent="0cm" style:auto-text-indent="false" fo:background-color="transparent" style:writing-mode="lr-tb">
        <style:background-image/>
      </style:paragraph-properties>
      <style:text-properties style:font-name="Arial" fo:font-size="11pt" style:font-size-asian="11pt" style:font-size-complex="11pt"/>
    </style:style>
    <style:style style:name="P55" style:family="paragraph" style:parent-style-name="Standard">
      <style:paragraph-properties fo:margin-left="0cm" fo:margin-right="0cm" fo:line-height="100%" fo:orphans="2" fo:widows="2" fo:hyphenation-ladder-count="no-limit" fo:text-indent="1.349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0cm" fo:margin-right="0cm" fo:orphans="2" fo:widows="2" fo:hyphenation-ladder-count="no-limit" fo:text-indent="1.244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cm" fo:margin-right="0.67cm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.67cm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64" style:family="paragraph" style:parent-style-name="Standard" style:master-page-name="">
      <style:paragraph-properties fo:margin-left="0cm" fo:margin-right="0cm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66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67" style:family="paragraph" style:parent-style-name="Standard" style:list-style-name="WW8Num6" style:master-page-name="">
      <style:paragraph-properties fo:margin-left="0cm" fo:margin-right="0cm" fo:text-align="justify" style:justify-single-word="false" fo:orphans="2" fo:widows="2" fo:hyphenation-ladder-count="no-limit" fo:text-indent="1.058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.298cm"/>
        </style:tab-stops>
        <style:background-image/>
      </style:paragraph-properties>
      <style:text-properties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058cm" style:auto-text-indent="false" fo:background-color="transparent" style:text-autospace="ideograph-alpha" style:punctuation-wrap="hanging" style:line-break="strict" style:writing-mode="lr-tb">
        <style:tab-stops>
          <style:tab-stop style:position="1.298cm"/>
        </style:tab-stops>
        <style:background-image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9" style:family="paragraph" style:parent-style-name="Text_20_body">
      <style:text-properties style:font-name="Arial" fo:font-size="11pt" style:font-size-asian="11pt" style:font-size-complex="11pt"/>
    </style:style>
    <style:style style:name="P70" style:family="paragraph" style:parent-style-name="Heading_20_8">
      <style:text-properties style:font-name="Arial" fo:font-size="11pt" fo:font-weight="bold" style:font-size-asian="11pt" style:font-weight-asian="bold" style:font-size-complex="11pt"/>
    </style:style>
    <style:style style:name="P71" style:family="paragraph" style:parent-style-name="Heading_20_8">
      <style:paragraph-properties fo:margin-left="2.54cm" fo:margin-right="0cm" fo:text-indent="-1cm" style:auto-text-indent="false"/>
    </style:style>
    <style:style style:name="P72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73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2.223cm"/>
          <style:tab-stop style:position="7.325cm" style:type="center"/>
          <style:tab-stop style:position="14.651cm" style:type="right"/>
        </style:tab-stops>
      </style:paragraph-properties>
      <style:text-properties fo:font-size="13pt" style:font-size-asian="13pt"/>
    </style:style>
    <style:style style:name="P74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fo:font-size="12pt" style:font-size-asian="12pt"/>
    </style:style>
    <style:style style:name="P75" style:family="paragraph" style:parent-style-name="Основной_20_текст_20_2">
      <style:text-properties fo:font-size="8pt" fo:language="en" fo:country="US" fo:font-weight="bold" style:font-size-asian="8pt" style:font-weight-asian="bold"/>
    </style:style>
    <style:style style:name="P76" style:family="paragraph" style:parent-style-name="Основной_20_текст_20_2" style:master-page-name="">
      <style:paragraph-properties fo:margin-left="0cm" fo:margin-right="0.672cm" fo:text-align="start" style:justify-single-word="false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77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78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79" style:family="paragraph" style:parent-style-name="Основной_20_текст_20_2" style:master-page-name="">
      <style:paragraph-properties fo:margin-left="0cm" fo:margin-right="0cm" fo:text-align="start" style:justify-single-word="false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T1" style:family="text">
      <style:text-properties style:font-name-complex="Arial"/>
    </style:style>
    <style:style style:name="T2" style:family="text">
      <style:text-properties fo:font-size="11pt" style:font-size-asian="11pt" style:font-name-complex="Arial"/>
    </style:style>
    <style:style style:name="T3" style:family="text">
      <style:text-properties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-asian="Arial" style:font-name-complex="Arial"/>
    </style:style>
    <style:style style:name="T5" style:family="text">
      <style:text-properties style:font-name="Arial" fo:font-size="11pt" style:font-name-asian="Arial" style:font-size-asian="11pt" style:font-name-complex="Arial"/>
    </style:style>
    <style:style style:name="T6" style:family="text">
      <style:text-properties style:font-name="Arial" fo:font-size="11pt" style:font-size-asian="11pt" style:font-name-complex="Arial"/>
    </style:style>
    <style:style style:name="T7" style:family="text"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Arial" style:font-name-complex="Ari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fo:color="#ffffff"/>
    </style:style>
    <style:style style:name="T13" style:family="text">
      <style:text-properties fo:color="#ffffff" style:text-underline-style="solid" style:text-underline-width="auto" style:text-underline-color="font-color"/>
    </style:style>
    <style:style style:name="T14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color="#ffffff" style:text-underline-style="solid" style:text-underline-width="auto" style:text-underline-color="font-color" style:font-name-complex="Arial"/>
    </style:style>
    <style:style style:name="T17" style:family="text">
      <style:text-properties fo:color="#ffffff" fo:font-weight="bold" style:font-weight-asian="bold"/>
    </style:style>
    <style:style style:name="T18" style:family="text">
      <style:text-properties fo:color="#ffffff" fo:font-size="12pt" style:text-underline-style="solid" style:text-underline-width="auto" style:text-underline-color="font-color" fo:font-weight="bold" style:font-size-asian="12pt" style:font-weight-asian="bold"/>
    </style:style>
    <style:style style:name="T19" style:family="text">
      <style:text-properties fo:color="#ffffff" fo:font-size="12pt" fo:font-weight="bold" style:font-size-asian="12pt" style:font-weight-asian="bold"/>
    </style:style>
    <style:style style:name="T20" style:family="text">
      <style:text-properties fo:color="#ffffff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style:font-name="Symbol" fo:font-size="13pt" style:font-name-asian="Symbol" style:font-size-asian="13pt" style:font-name-complex="Symbol"/>
    </style:style>
    <style:style style:name="T23" style:family="text">
      <style:text-properties style:font-name-complex="Symbol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ru" fo:country="RU" style:font-size-asian="12pt"/>
    </style:style>
    <style:style style:name="T27" style:family="text">
      <style:text-properties fo:font-size="12pt" fo:font-weight="bold" style:font-size-asian="12pt" style:font-weight-asian="bold"/>
    </style:style>
    <style:style style:name="T28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fo:font-size="12pt" fo:language="en" fo:country="US" style:font-size-asian="12pt" style:font-size-complex="12pt"/>
    </style:style>
    <style:style style:name="T3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-complex="Arial"/>
    </style:style>
    <style:style style:name="T35" style:family="text">
      <style:text-properties style:font-name="Arial" fo:font-size="11pt" style:font-size-asian="11pt" style:font-name-complex="Arial" style:font-size-complex="11pt"/>
    </style:style>
    <style:style style:name="T36" style:family="text">
      <style:text-properties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/>
    </style:style>
    <style:style style:name="T39" style:family="text">
      <style:text-properties fo:language="en" fo:country="US" style:font-name-complex="Arial"/>
    </style:style>
    <style:style style:name="T40" style:family="text">
      <style:text-properties fo:language="en" fo:country="US" style:text-underline-style="solid" style:text-underline-width="auto" style:text-underline-color="font-color"/>
    </style:style>
    <style:style style:name="T41" style:family="text">
      <style:text-properties fo:language="en" fo:country="US" style:text-underline-style="solid" style:text-underline-width="auto" style:text-underline-color="font-color" style:font-name-complex="Arial"/>
    </style:style>
    <style:style style:name="T42" style:family="text">
      <style:text-properties fo:language="en" fo:country="US" fo:font-weight="normal" style:font-weight-asian="normal" style:font-name-complex="Arial" style:font-weight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style:font-name-complex="Arial"/>
    </style:style>
    <style:style style:name="T45" style:family="text">
      <style:text-properties style:text-position="super 58%"/>
    </style:style>
    <style:style style:name="T46" style:family="text">
      <style:text-properties style:text-position="super 58%" fo:font-size="12pt" style:font-size-asian="12pt"/>
    </style:style>
    <style:style style:name="T47" style:family="text">
      <style:text-properties style:text-position="super 58%" style:font-name-complex="Arial"/>
    </style:style>
    <style:style style:name="T48" style:family="text">
      <style:text-properties style:text-position="super 58%" fo:language="en" fo:country="US" style:font-name-complex="Arial"/>
    </style:style>
    <style:style style:name="T49" style:family="text">
      <style:text-properties fo:font-size="13pt" style:font-size-asian="13pt"/>
    </style:style>
    <style:style style:name="T50" style:family="text">
      <style:text-properties fo:font-size="13pt" fo:font-weight="bold" style:font-size-asian="13pt" style:font-weight-asian="bold"/>
    </style:style>
    <style:style style:name="T51" style:family="text">
      <style:text-properties fo:font-size="13pt" fo:language="en" fo:country="US" style:font-size-asian="13pt"/>
    </style:style>
    <style:style style:name="T52" style:family="text">
      <style:text-properties fo:font-weight="bold" style:font-weight-asian="bold"/>
    </style:style>
    <style:style style:name="T53" style:family="text">
      <style:text-properties fo:font-size="8pt" style:font-size-asian="8pt"/>
    </style:style>
    <style:style style:name="T54" style:family="text">
      <style:text-properties style:font-name="Symbol" fo:font-size="12pt" style:font-size-asian="12pt" style:font-name-complex="Symbol"/>
    </style:style>
    <style:style style:name="T55" style:family="text">
      <style:text-properties style:font-name="Symbol" fo:font-size="12pt" style:font-name-asian="Symbol" style:font-size-asian="12pt" style:font-name-complex="Symbol"/>
    </style:style>
    <style:style style:name="T56" style:family="text">
      <style:text-properties style:font-name="Symbol" fo:font-size="13pt" style:font-name-asian="Symbol" style:font-size-asian="13pt" style:font-name-complex="Symbol"/>
    </style:style>
    <style:style style:name="T57" style:family="text">
      <style:text-properties style:font-name-asian="Times New Roman" style:font-name-complex="Times New Roman"/>
    </style:style>
    <style:style style:name="T58" style:family="text">
      <style:text-properties style:text-position="sub 58%"/>
    </style:style>
    <style:style style:name="T59" style:family="text">
      <style:text-properties style:text-position="sub 58%" fo:language="en" fo:country="US" style:font-name-asian="Times New Roman" style:font-name-complex="Times New Roman"/>
    </style:style>
    <style:style style:name="T60" style:family="text">
      <style:text-properties style:text-position="sub 58%" fo:language="en" fo:country="US" style:font-name-complex="Tahoma"/>
    </style:style>
    <style:style style:name="T61" style:family="text">
      <style:text-properties style:text-position="sub 58%" fo:font-size="12pt" style:font-size-asian="12pt"/>
    </style:style>
    <style:style style:name="T62" style:family="text">
      <style:text-properties style:text-position="sub 58%" fo:font-size="12pt" fo:language="en" fo:country="US" style:font-size-asian="12pt"/>
    </style:style>
    <style:style style:name="T6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64" style:family="text">
      <style:text-properties fo:color="#000000" fo:font-style="italic" style:font-style-asian="italic" style:font-name-complex="Arial"/>
    </style:style>
    <style:style style:name="T65" style:family="text">
      <style:text-properties fo:color="#000000" style:font-name-asian="Times New Roman" style:font-name-complex="Times New Roman"/>
    </style:style>
    <style:style style:name="T66" style:family="text">
      <style:text-properties fo:color="#000000" fo:language="en" fo:country="US" style:font-name-complex="Arial"/>
    </style:style>
    <style:style style:name="T67" style:family="text">
      <style:text-properties fo:color="#000000" style:font-name-complex="Arial"/>
    </style:style>
    <style:style style:name="T68" style:family="text">
      <style:text-properties style:font-name="Times New Roman" fo:font-size="12pt" style:font-size-asian="12pt" style:font-size-complex="12pt"/>
    </style:style>
    <style:style style:name="T69" style:family="text">
      <style:text-properties style:font-name="Times New Roman" fo:font-size="12pt" fo:language="en" fo:country="US" style:font-size-asian="12pt" style:font-size-complex="12pt"/>
    </style:style>
    <style:style style:name="T70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font-name="Arial" fo:font-size="11pt" style:font-size-asian="11pt" style:font-name-complex="Arial" style:font-size-complex="11pt"/>
    </style:style>
    <style:style style:name="T72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73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T74" style:family="text">
      <style:text-properties style:font-name="Arial" fo:font-size="11pt" fo:language="en" fo:country="US" style:font-size-asian="11pt" style:font-name-complex="Arial" style:font-size-complex="11pt"/>
    </style:style>
    <style:style style:name="T7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9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8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8" style:family="text">
      <style:text-properties style:text-position="0% 100%" style:font-name="Times New Roman1" style:font-name-asian="Times New Roman" style:font-name-complex="Times New Roman"/>
    </style:style>
    <style:style style:name="T89" style:family="text">
      <style:text-properties style:text-position="0% 100%" style:font-name-asian="Times New Roman" style:font-name-complex="Times New Roman"/>
    </style:style>
    <style:style style:name="T90" style:family="text">
      <style:text-properties style:font-name-complex="Tahoma"/>
    </style:style>
    <style:style style:name="T91" style:family="text">
      <style:text-properties style:font-name="Times New Roman1" style:font-name-asian="Times New Roman" style:font-name-complex="Times New Roman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15.8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15.2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4.6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3.97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13.3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06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11.43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79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БОИ</text:p>
      <text:p text:style-name="P2"><text:s text:c="115"/></text:p>
      <text:p text:style-name="P3"/>
      <text:p text:style-name="P3"/>
      <text:p text:style-name="P15">ПРОТОКОЛ № </text:p>
      <text:p text:style-name="P18"><text:span text:style-name="T1">поверки дозиметра-радиометра типа МКС-1117М зав. №</text:span><text:span text:style-name="T1"> </text:span><text:span text:style-name="T11"><text:s/></text:span><text:span text:style-name="T41">17634</text:span><text:span text:style-name="T11"> </text:span><text:span text:style-name="T1"><text:s/></text:span><text:span text:style-name="T20">.</text:span><text:span text:style-name="T1"> </text:span></text:p>
      <text:p text:style-name="P18"><text:span text:style-name="T1">принадлежащего </text:span><text:span text:style-name="T15">.</text:span><text:span text:style-name="T11"> <text:s text:c="55"/></text:span><text:span text:style-name="T11"><text:s text:c="50"/></text:span><text:span text:style-name="T15">.</text:span></text:p>
      <text:p text:style-name="P69">Поверка проводилась РУП «БелГИМ» (отдел измерений ионизирующих излучений)</text:p>
      <text:p text:style-name="P17"><text:span text:style-name="T1">Поверка проводилась в нормальных климатических условиях при Т=</text:span>___<text:span text:style-name="T1"> </text:span><text:span text:style-name="T23"></text:span><text:span text:style-name="T1">С,</text:span></text:p>
      <text:p text:style-name="P69">Р=___ мм рт ст, отн. влажн.___%, согласно методике, изложенной в МП. МН.1396-2004</text:p>
      <text:p text:style-name="P14"/>
      <text:p text:style-name="P16">Образцовые средства:</text:p>
      <text:p text:style-name="P56"><text:span text:style-name="T35">- образцовая дозиметрическая поверочная установка УДГ-АТ110 №013 с источниками </text:span><text:span text:style-name="T72">2</text:span><text:span text:style-name="T73">-го</text:span><text:span text:style-name="T35"> <text:s text:c="8"/>разряда из радионуклида цезий-137 и с погрешностью аттестации 5%,св. № 210/</text:span><text:span text:style-name="T74">1426-2018</text:span><text:span text:style-name="T35"> <text:s text:c="3"/>от <text:s text:c="3"/></text:span><text:span text:style-name="T74">22.10.2018</text:span><text:span text:style-name="T35">. ФГУП "ВНИИМ им. Д.И. Менделеева",</text:span></text:p>
      <text:p text:style-name="P55"><text:span text:style-name="T35">- образцовая дозиметрическая поверочная установка УДГ-АТ130 №015 с источниками </text:span><text:span text:style-name="T72">1</text:span><text:span text:style-name="T73">-го</text:span><text:span text:style-name="T35"> разряда из радионуклида цезий-137 и с погрешностью аттестации <text:s/></text:span><text:span text:style-name="T74">4 </text:span><text:span text:style-name="T35">%,св. № 210/ </text:span><text:span text:style-name="T74">1427-2018</text:span><text:span text:style-name="T35"> <text:s text:c="2"/>от </text:span><text:span text:style-name="T74">23.10.2018</text:span><text:span text:style-name="T35">. ФГУП "ВНИИМ им. Д.И. Менделеева",</text:span></text:p>
      <text:p text:style-name="P57"><text:span text:style-name="T1">- установка</text:span><text:span text:style-name="T15">(6)</text:span><text:span text:style-name="T67">УПН –</text:span><text:span text:style-name="T20"> </text:span><text:span text:style-name="T67">АТ140 №001 с комплектом плутоний-бериллиевых источников</text:span><text:span text:style-name="T64"> </text:span><text:span text:style-name="T67">быстрых нейтронов: ИБН-8-6 №010, ИБН-8-3 №027 и с погрешностью аттестации </text:span><text:span text:style-name="T65">±</text:span><text:span text:style-name="T67">5%, св. <text:s/>№ 210-</text:span><text:span text:style-name="T66">1508</text:span><text:span text:style-name="T67">/</text:span><text:span text:style-name="T66">18</text:span><text:span text:style-name="T67"> от </text:span><text:span text:style-name="T66">06.11.2018</text:span><text:span text:style-name="T67"> ВНИИМ</text:span></text:p>
      <text:p text:style-name="P59"><text:span text:style-name="T1">- образцовые бета-источники из радионуклида стронций-90 + иттрий-90 типа 4С0, 5С0, <text:s text:c="2"/>6С0 с погрешностью аттестации </text:span><text:span text:style-name="T23"></text:span><text:span text:style-name="T1">6% , св. №МН0100818-4818</text:span><text:span text:style-name="T39"> </text:span><text:span text:style-name="T44">д</text:span><text:span text:style-name="T1">о </text:span><text:span text:style-name="T44">18.04.20</text:span><text:span text:style-name="T1">, РУП «БелГим»</text:span></text:p>
      <text:p text:style-name="P58"><text:span text:style-name="T1">- образцовые альфа-источники из радионуклида плутоний-239 типа 4П9, 5П9, 6П9 с <text:s text:c="3"/>погрешностью аттестации </text:span><text:span text:style-name="T23"></text:span><text:span text:style-name="T1">6%,св.№</text:span><text:span text:style-name="T44">МН0105687-4818</text:span><text:span text:style-name="T39"> </text:span><text:span text:style-name="T44">д</text:span><text:span text:style-name="T1">о </text:span><text:span text:style-name="T44">15.08.20</text:span><text:span text:style-name="T1">, РУП«БелГим»</text:span><text:span text:style-name="T15"> </text:span></text:p>
      <text:p text:style-name="P31"/>
      <text:p text:style-name="P31">Диапазон измерения прибора:</text:p>
      <text:p text:style-name="P32"><text:span text:style-name="T1">-- МД рентгеновского и </text:span>γ<text:span text:style-name="T1"> - излучения – от </text:span><text:span text:style-name="T39">0,03</text:span><text:span text:style-name="T1">*10</text:span><text:span text:style-name="T47">-6</text:span><text:span text:style-name="T1"> до 10 мЗв/ч</text:span></text:p>
      <text:p text:style-name="P32"><text:span text:style-name="T1">-- плотности потока α – частиц – от </text:span><text:span text:style-name="T39">0,1</text:span><text:span text:style-name="T1"> до 10</text:span><text:span text:style-name="T48">5</text:span><text:span text:style-name="T1"> мин</text:span><text:span text:style-name="T47">-1</text:span><text:span text:style-name="T1">см</text:span><text:span text:style-name="T47">-2</text:span></text:p>
      <text:p text:style-name="P32"><text:span text:style-name="T1">-- плотности потока β – частиц – от </text:span><text:span text:style-name="T39">1</text:span><text:span text:style-name="T1"> до 10</text:span><text:span text:style-name="T48">5</text:span><text:span text:style-name="T1"> мин</text:span><text:span text:style-name="T47">-1</text:span><text:span text:style-name="T1">см</text:span><text:span text:style-name="T47">-2</text:span></text:p>
      <text:p text:style-name="P60">– МД нейтронного излучения от 1<text:span text:style-name="T57">·</text:span>10<text:span text:style-name="T45">-4</text:span> до 10 мЗв/ч</text:p>
      <text:p text:style-name="P61">– плотности потока нейтронного излучения от 0,1 до 10<text:span text:style-name="T45">4</text:span> с<text:span text:style-name="T45">-1</text:span><text:span text:style-name="T57">·с</text:span>м<text:span text:style-name="T45">-2</text:span></text:p>
      <text:p text:style-name="P17"/>
      <text:p text:style-name="P14">Проведение поверки:</text:p>
      <text:p text:style-name="P33"><text:span text:style-name="T4"><text:s text:c="12"/></text:span><text:span text:style-name="T1">Внешний осмотр ________________________________________________________</text:span></text:p>
      <text:p text:style-name="P33"><text:span text:style-name="T4"><text:s text:c="12"/></text:span><text:span text:style-name="T1">Опробование и проверка работоспособности: </text:span></text:p>
      <text:p text:style-name="P24"/>
      <text:p text:style-name="P64">Проверка допускаемой основной относительной погрешности измерения</text:p>
      <text:p text:style-name="P17">мощности дозы с УД БОИ-2:</text:p>
      <text:p text:style-name="P34"/>
      <text:list xml:id="list4141725618234707121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1" text:outline-level="8"><draw:frame draw:style-name="fr1" draw:name="Врезка1" text:anchor-type="char" svg:x="-0.097cm" svg:y="0.166cm" svg:width="18.071cm" svg:height="8.412cm" draw:z-index="0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table:number-rows-spanned="2" office:value-type="string"><text:p text:style-name="P73">Мощность дозы в контрольной точке</text:p></table:table-cell><table:table-cell table:style-name="Таблица1.B1" office:value-type="string"><text:p text:style-name="P35">Измерение мощности дозы <text:line-break/>в контрольной точке</text:p></table:table-cell><table:table-cell table:style-name="Таблица1.C1" table:number-columns-spanned="2" office:value-type="string"><text:p text:style-name="P5">Основная относительная погрешность, %</text:p></table:table-cell><table:covered-table-cell/></table:table-row><table:table-row table:style-name="Таблица1.1"><table:covered-table-cell/><table:table-cell table:style-name="Таблица1.B2" office:value-type="string"><text:p text:style-name="P5"/></table:table-cell><table:table-cell table:style-name="Таблица1.B2" office:value-type="string"><text:p text:style-name="P5">при поверке</text:p></table:table-cell><table:table-cell table:style-name="Таблица1.D2" office:value-type="string"><text:p text:style-name="P5">по ТУ, <text:line-break/>не более</text:p></table:table-cell></table:table-row><table:table-row table:style-name="Таблица1.3"><table:table-cell table:style-name="Таблица1.A3" office:value-type="string"><text:p text:style-name="P38">20,0 мкЗв/ч</text:p></table:table-cell><table:table-cell table:style-name="Таблица1.B3" office:value-type="float" office:value="21"><text:p text:style-name="P6">21</text:p></table:table-cell><table:table-cell table:style-name="Таблица1.A3" office:value-type="string"><text:p text:style-name="P6"/></table:table-cell><table:table-cell table:style-name="Таблица1.D3" table:number-rows-spanned="5" office:value-type="string"><text:p text:style-name="P1"><text:span text:style-name="T22"></text:span><text:span text:style-name="T49"> 20</text:span></text:p></table:table-cell></table:table-row><table:table-row table:style-name="Таблица1.3"><table:table-cell table:style-name="Таблица1.A3" office:value-type="string"><text:p text:style-name="P38">70,0 мкЗв/ч</text:p></table:table-cell><table:table-cell table:style-name="Таблица1.B3" office:value-type="float" office:value="68"><text:p text:style-name="P6">68</text:p></table:table-cell><table:table-cell table:style-name="Таблица1.A3" office:value-type="string"><text:p text:style-name="P6"/></table:table-cell><table:covered-table-cell/></table:table-row><table:table-row table:style-name="Таблица1.3"><table:table-cell table:style-name="Таблица1.A3" office:value-type="string"><text:p text:style-name="P38">0,7 мЗв/ч</text:p></table:table-cell><table:table-cell table:style-name="Таблица1.B3" office:value-type="float" office:value="0.71"><text:p text:style-name="P6">0,71</text:p></table:table-cell><table:table-cell table:style-name="Таблица1.A3" office:value-type="string"><text:p text:style-name="P6"/></table:table-cell><table:covered-table-cell/></table:table-row><table:table-row table:style-name="Таблица1.3"><table:table-cell table:style-name="Таблица1.A3" office:value-type="string"><text:p text:style-name="P39">7,0 мЗв/ч</text:p></table:table-cell><table:table-cell table:style-name="Таблица1.B3" office:value-type="float" office:value="7"><text:p text:style-name="P6">7</text:p></table:table-cell><table:table-cell table:style-name="Таблица1.A3" office:value-type="string"><text:p text:style-name="P6"/></table:table-cell><table:covered-table-cell/></table:table-row><table:table-row table:style-name="Таблица1.3"><table:table-cell table:style-name="Таблица1.A7" office:value-type="string"><text:p text:style-name="P39">70,0 мЗв/ч</text:p></table:table-cell><table:table-cell table:style-name="Таблица1.A7" office:value-type="string"><text:p text:style-name="P6"/></table:table-cell><table:table-cell table:style-name="Таблица1.A7" office:value-type="string"><text:p text:style-name="P6"/></table:table-cell><table:covered-table-cell/></table:table-row></table:table><text:p text:style-name="Standard"><text:s/></text:p></draw:text-box></draw:frame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БОИ 2</text:p>
      <text:p text:style-name="P4"/>
      <text:p text:style-name="P62">Проверка основной относительной погрешности измерения мощности дозы с блоком БДПА-01 зав. №<text:span text:style-name="T9"> 17634 </text:span><text:span text:style-name="T12">.</text:span></text:p>
      <text:p text:style-name="P4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table:number-rows-spanned="2" office:value-type="string">
            <text:p text:style-name="P47"><text:span text:style-name="T24">Плотность потока в контрольной точке </text:span><text:span text:style-name="T54"></text:span><text:span text:style-name="T61">0</text:span><text:span text:style-name="T62">i</text:span><text:span text:style-name="T24">,</text:span></text:p>
            <text:p text:style-name="P46"><text:span text:style-name="T24"><text:s/>мин</text:span><text:span text:style-name="T46">-1</text:span><text:span text:style-name="T24">·см</text:span><text:span text:style-name="T46">-2</text:span></text:p>
          </table:table-cell>
          <table:table-cell table:style-name="Таблица6.A1" table:number-rows-spanned="2" office:value-type="string">
            <text:p text:style-name="P47"><text:span text:style-name="T24">Измеренное значение плотности потока в контрольной точке, </text:span><text:span text:style-name="T54"></text:span><text:span text:style-name="T62">i</text:span></text:p>
          </table:table-cell>
          <table:table-cell table:style-name="Таблица6.C1" table:number-columns-spanned="2" office:value-type="string">
            <text:p text:style-name="P8">Основная относительная погрешность, %</text:p>
          </table:table-cell>
          <table:covered-table-cell/>
        </table:table-row>
        <table:table-row table:style-name="Таблица6.2">
          <table:covered-table-cell/>
          <table:covered-table-cell/>
          <table:table-cell table:style-name="Таблица6.A1" office:value-type="string">
            <text:p text:style-name="P8">при поверке</text:p>
          </table:table-cell>
          <table:table-cell table:style-name="Таблица6.C1" office:value-type="string">
            <text:p text:style-name="P48">по ТУ, не более</text:p>
          </table:table-cell>
        </table:table-row>
        <table:table-row table:style-name="Таблица6.3">
          <table:table-cell table:style-name="Таблица6.A1" office:value-type="string">
            <text:p text:style-name="P10">78,3</text:p>
          </table:table-cell>
          <table:table-cell table:style-name="Таблица6.B3" office:value-type="float" office:value="75.4">
            <text:p text:style-name="P8">75,4</text:p>
          </table:table-cell>
          <table:table-cell table:style-name="Таблица6.A1" office:value-type="string">
            <text:p text:style-name="P8"/>
          </table:table-cell>
          <table:table-cell table:style-name="Таблица6.C1" table:number-rows-spanned="5" office:value-type="string">
            <text:p text:style-name="P1"/>
            <text:p text:style-name="P1"><text:span text:style-name="T55"></text:span><text:span text:style-name="T24">20</text:span></text:p>
          </table:table-cell>
        </table:table-row>
        <table:table-row table:style-name="Таблица6.3">
          <table:table-cell table:style-name="Таблица6.A1" office:value-type="string">
            <text:p text:style-name="P10">743</text:p>
          </table:table-cell>
          <table:table-cell table:style-name="Таблица6.B3" office:value-type="float" office:value="748">
            <text:p text:style-name="P8">748</text:p>
          </table:table-cell>
          <table:table-cell table:style-name="Таблица6.A1" office:value-type="string">
            <text:p text:style-name="P8"/>
          </table:table-cell>
          <table:covered-table-cell/>
        </table:table-row>
        <table:table-row table:style-name="Таблица6.3">
          <table:table-cell table:style-name="Таблица6.B3" office:value-type="float" office:value="6200">
            <text:p text:style-name="P10">6200</text:p>
          </table:table-cell>
          <table:table-cell table:style-name="Таблица6.B3" office:value-type="float" office:value="6330">
            <text:p text:style-name="P8">6330</text:p>
          </table:table-cell>
          <table:table-cell table:style-name="Таблица6.A1" office:value-type="string">
            <text:p text:style-name="P8"/>
          </table:table-cell>
          <table:covered-table-cell/>
        </table:table-row>
        <table:table-row table:style-name="Таблица6.3">
          <table:table-cell table:style-name="Таблица6.A1" office:value-type="string">
            <text:p text:style-name="P10">62100</text:p>
          </table:table-cell>
          <table:table-cell table:style-name="Таблица6.B3" office:value-type="float" office:value="61000">
            <text:p text:style-name="P8">61000</text:p>
          </table:table-cell>
          <table:table-cell table:style-name="Таблица6.A1" office:value-type="string">
            <text:p text:style-name="P8"/>
          </table:table-cell>
          <table:covered-table-cell/>
        </table:table-row>
        <table:table-row table:style-name="Таблица6.3">
          <table:table-cell table:style-name="Таблица6.A7" office:value-type="float" office:value="186000">
            <text:p text:style-name="P10">186000</text:p>
          </table:table-cell>
          <table:table-cell table:style-name="Таблица6.A7" office:value-type="float" office:value="195000">
            <text:p text:style-name="P8">195000</text:p>
          </table:table-cell>
          <table:table-cell table:style-name="Таблица6.C7" office:value-type="string">
            <text:p text:style-name="P8"/>
          </table:table-cell>
          <table:covered-table-cell/>
        </table:table-row>
      </table:table>
      <text:p text:style-name="P62"/>
      <text:p text:style-name="P63">Проверка основной относительной погрешности измерения мощности дозы с блоком БДПБ-01 зав. №<text:span text:style-name="T9"> 17634</text:span><text:span text:style-name="T12">.</text:span></text:p>
      <text:p text:style-name="P4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47"><text:span text:style-name="T24">Плотность потока в контрольной точке </text:span><text:span text:style-name="T54"></text:span><text:span text:style-name="T61">0</text:span><text:span text:style-name="T62">i</text:span><text:span text:style-name="T24">,</text:span></text:p>
            <text:p text:style-name="P46"><text:span text:style-name="T24"><text:s/>мин</text:span><text:span text:style-name="T46">-1</text:span><text:span text:style-name="T24">·см</text:span><text:span text:style-name="T46">-2</text:span></text:p>
          </table:table-cell>
          <table:table-cell table:style-name="Таблица2.A1" table:number-rows-spanned="2" office:value-type="string">
            <text:p text:style-name="P47"><text:span text:style-name="T24">Измеренное значение плотности потока в контрольной точке, </text:span><text:span text:style-name="T54"></text:span><text:span text:style-name="T62">i</text:span></text:p>
          </table:table-cell>
          <table:table-cell table:style-name="Таблица2.C1" table:number-columns-spanned="2" office:value-type="string">
            <text:p text:style-name="P8">Основная относительная погрешность, %</text:p>
          </table:table-cell>
          <table:covered-table-cell/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8">при поверке</text:p>
          </table:table-cell>
          <table:table-cell table:style-name="Таблица2.C1" office:value-type="string">
            <text:p text:style-name="P48">по ТУ, не более</text:p>
          </table:table-cell>
        </table:table-row>
        <table:table-row table:style-name="Таблица2.3">
          <table:table-cell table:style-name="Таблица2.A1" office:value-type="string">
            <text:p text:style-name="P1"><text:span text:style-name="T29">9</text:span><text:span text:style-name="T26">7</text:span></text:p>
          </table:table-cell>
          <table:table-cell table:style-name="Таблица2.B3" office:value-type="float" office:value="101">
            <text:p text:style-name="P10">101</text:p>
          </table:table-cell>
          <table:table-cell table:style-name="Таблица2.A1" office:value-type="string">
            <text:p text:style-name="P10"/>
          </table:table-cell>
          <table:table-cell table:style-name="Таблица2.C1" table:number-rows-spanned="6" office:value-type="string">
            <text:p text:style-name="P1"/>
            <text:p text:style-name="P1"><text:span text:style-name="T55"></text:span><text:span text:style-name="T24">20</text:span></text:p>
          </table:table-cell>
        </table:table-row>
        <table:table-row table:style-name="Таблица2.3">
          <table:table-cell table:style-name="Таблица2.A1" office:value-type="string">
            <text:p text:style-name="P1"><text:span text:style-name="T26">2</text:span><text:span text:style-name="T29">31</text:span></text:p>
          </table:table-cell>
          <table:table-cell table:style-name="Таблица2.B3" office:value-type="float" office:value="231">
            <text:p text:style-name="P10">231</text:p>
          </table:table-cell>
          <table:table-cell table:style-name="Таблица2.A1" office:value-type="string">
            <text:p text:style-name="P10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"><text:span text:style-name="T29">5650</text:span></text:p>
          </table:table-cell>
          <table:table-cell table:style-name="Таблица2.B3" office:value-type="float" office:value="5840">
            <text:p text:style-name="P8">5840</text:p>
          </table:table-cell>
          <table:table-cell table:style-name="Таблица2.A1" office:value-type="string">
            <text:p text:style-name="P8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"><text:span text:style-name="T29">51500</text:span></text:p>
          </table:table-cell>
          <table:table-cell table:style-name="Таблица2.B3" office:value-type="float" office:value="51420">
            <text:p text:style-name="P8">51420</text:p>
          </table:table-cell>
          <table:table-cell table:style-name="Таблица2.A1" office:value-type="string">
            <text:p text:style-name="P8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"><text:span text:style-name="T29">150800</text:span></text:p>
            <text:p text:style-name="P10">000</text:p>
          </table:table-cell>
          <table:table-cell table:style-name="Таблица2.B3" office:value-type="float" office:value="149200">
            <text:p text:style-name="P8">149200</text:p>
          </table:table-cell>
          <table:table-cell table:style-name="Таблица2.A1" office:value-type="string">
            <text:p text:style-name="P8"/>
          </table:table-cell>
          <table:covered-table-cell/>
        </table:table-row>
        <table:table-row table:style-name="Таблица2.3">
          <table:table-cell table:style-name="Таблица2.A8" office:value-type="float" office:value="374100">
            <text:p text:style-name="P1">374100</text:p>
          </table:table-cell>
          <table:table-cell table:style-name="Таблица2.A8" office:value-type="float" office:value="387750">
            <text:p text:style-name="P8">387750</text:p>
          </table:table-cell>
          <table:table-cell table:style-name="Таблица2.C8" office:value-type="string">
            <text:p text:style-name="P8"/>
          </table:table-cell>
          <table:covered-table-cell/>
        </table:table-row>
      </table:table>
      <text:p text:style-name="P76"/>
      <text:p text:style-name="P78">Проверка основной относительной погрешности измерения мощности дозы с блоком БДКГ-03 зав. №<text:span text:style-name="T9"> 17634 </text:span><text:span text:style-name="T13">.</text:span></text:p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74">Мощность дозы в контрольной точке</text:p>
          </table:table-cell>
          <table:table-cell table:style-name="Таблица3.B1" table:number-rows-spanned="2" office:value-type="string">
            <text:p text:style-name="P36">Измерение мощности дозы в контрольной точке</text:p>
          </table:table-cell>
          <table:table-cell table:style-name="Таблица3.C1" table:number-columns-spanned="2" office:value-type="string">
            <text:p text:style-name="P9">Основная относительная погрешность, %</text:p>
          </table:table-cell>
          <table:covered-table-cell/>
        </table:table-row>
        <table:table-row table:style-name="Таблица3.2">
          <table:covered-table-cell/>
          <table:covered-table-cell/>
          <table:table-cell table:style-name="Таблица3.B1" office:value-type="string">
            <text:p text:style-name="P9">при поверке</text:p>
          </table:table-cell>
          <table:table-cell table:style-name="Таблица3.D2" office:value-type="string">
            <text:p text:style-name="P9">по ТУ, <text:line-break/>не более</text:p>
          </table:table-cell>
        </table:table-row>
        <table:table-row table:style-name="Таблица3.3">
          <table:table-cell table:style-name="Таблица3.A3" office:value-type="string">
            <text:p text:style-name="P37">0,07 мкЗв/ч</text:p>
          </table:table-cell>
          <table:table-cell table:style-name="Таблица3.B3" office:value-type="float" office:value="0.072">
            <text:p text:style-name="P5">0,07</text:p>
          </table:table-cell>
          <table:table-cell table:style-name="Таблица3.C3" office:value-type="string">
            <text:p text:style-name="P5"/>
          </table:table-cell>
          <table:table-cell table:style-name="Таблица3.D3" table:number-rows-spanned="5" office:value-type="string">
            <text:p text:style-name="P1"><text:span text:style-name="T22"></text:span><text:span text:style-name="T49"> 15</text:span></text:p>
          </table:table-cell>
        </table:table-row>
        <table:table-row table:style-name="Таблица3.4">
          <table:table-cell table:style-name="Таблица3.A3" office:value-type="string">
            <text:p text:style-name="P11">0,7 мкЗв/ч</text:p>
          </table:table-cell>
          <table:table-cell table:style-name="Таблица3.B4" office:value-type="float" office:value="0.7">
            <text:p text:style-name="P5">0,7</text:p>
          </table:table-cell>
          <table:table-cell table:style-name="Таблица3.A3" office:value-type="string">
            <text:p text:style-name="P5"/>
          </table:table-cell>
          <table:covered-table-cell/>
        </table:table-row>
        <table:table-row table:style-name="Таблица3.5">
          <table:table-cell table:style-name="Таблица3.A3" office:value-type="string">
            <text:p text:style-name="P1"><text:span text:style-name="T33">7</text:span><text:span text:style-name="T31">,0</text:span><text:span text:style-name="T33"> мкЗв/ч</text:span></text:p>
          </table:table-cell>
          <table:table-cell table:style-name="Таблица3.B4" office:value-type="float" office:value="7">
            <text:p text:style-name="P5">7</text:p>
          </table:table-cell>
          <table:table-cell table:style-name="Таблица3.A3" office:value-type="string">
            <text:p text:style-name="P5"/>
          </table:table-cell>
          <table:covered-table-cell/>
        </table:table-row>
        <table:table-row table:style-name="Таблица3.6">
          <table:table-cell table:style-name="Таблица3.A3" office:value-type="string">
            <text:p text:style-name="P11">70 мкЗв/ч</text:p>
          </table:table-cell>
          <table:table-cell table:style-name="Таблица3.B4" office:value-type="float" office:value="70">
            <text:p text:style-name="P5">70</text:p>
          </table:table-cell>
          <table:table-cell table:style-name="Таблица3.A3" office:value-type="string">
            <text:p text:style-name="P5"/>
          </table:table-cell>
          <table:covered-table-cell/>
        </table:table-row>
        <table:table-row table:style-name="Таблица3.7">
          <table:table-cell table:style-name="Таблица3.A3" office:value-type="string">
            <text:p text:style-name="P11">240 мкЗв/ч</text:p>
          </table:table-cell>
          <table:table-cell table:style-name="Таблица3.B4" office:value-type="float" office:value="240">
            <text:p text:style-name="P5">240</text:p>
          </table:table-cell>
          <table:table-cell table:style-name="Таблица3.A3" office:value-type="string">
            <text:p text:style-name="P5"/>
          </table:table-cell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list xml:id="list1557728294149598899" text:style-name="WW8Num6">
        <text:list-item>
          <text:list>
            <text:list-header>
              <text:p text:style-name="P67"><text:soft-page-break/><text:span text:style-name="T68"/></text:p>
            </text:list-header>
          </text:list>
        </text:list-item>
      </text:list>
      <text:p text:style-name="P68">Определение допускаемой основной относительной погрешности измерения мощности дозы нейтронного излучения с БДКН-0<text:span text:style-name="T37">3</text:span> № <text:span text:style-name="T40">17634</text:span></text:p>
      <text:list xml:id="list36324639" text:continue-list="list4141725618234707121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0" text:outline-level="8"/>
                                    </text:list-item>
                                    <text:list-item>
                                      <text:h text:style-name="P70" text:outline-level="8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>Плотность потока в поверяемой точке</text:p>
            <text:p text:style-name="P21"><text:span text:style-name="T75">H</text:span><text:span text:style-name="T82">*</text:span><text:span text:style-name="T84">oi</text:span><text:span text:style-name="T78">(10)</text:span><text:span text:style-name="T79">, </text:span><text:span text:style-name="T80">мкЗв/ч</text:span></text:p>
          </table:table-cell>
          <table:table-cell table:style-name="Таблица4.A1" office:value-type="string">
            <text:p text:style-name="P18">Фон</text:p>
            <text:p text:style-name="P25"/>
            <text:p text:style-name="P18"><text:span text:style-name="T37">R=</text:span>2<text:span text:style-name="T37">,0</text:span>м</text:p>
          </table:table-cell>
          <table:table-cell table:style-name="Таблица4.A1" office:value-type="string">
            <text:p text:style-name="P19">ИБН-<text:span text:style-name="T37">8-3</text:span></text:p>
            <text:p text:style-name="P18">№<text:span text:style-name="T37">027</text:span></text:p>
            <text:p text:style-name="P18"><text:span text:style-name="T37">R=2,0</text:span>м</text:p>
            <text:p text:style-name="P18"><text:span text:style-name="T37">B(R)=0,</text:span>866</text:p>
            <text:p text:style-name="P18"><text:span text:style-name="T75">H</text:span><text:span text:style-name="T82">*</text:span><text:span text:style-name="T84">oi</text:span><text:span text:style-name="T78">(10)</text:span><text:span text:style-name="T37">=</text:span><text:span text:style-name="T43">8,3</text:span></text:p>
            <text:p text:style-name="P72">1-10</text:p>
          </table:table-cell>
          <table:table-cell table:style-name="Таблица4.A1" office:value-type="string">
            <text:p text:style-name="P19">ИБН-<text:span text:style-name="T37">8-6</text:span></text:p>
            <text:p text:style-name="P18">№0<text:span text:style-name="T37">10</text:span></text:p>
            <text:p text:style-name="P18"><text:span text:style-name="T37">R=2,0</text:span>м</text:p>
            <text:p text:style-name="P18"><text:span text:style-name="T37">B(R)=0,</text:span>866</text:p>
            <text:p text:style-name="P18"><text:span text:style-name="T75">H</text:span><text:span text:style-name="T82">*</text:span><text:span text:style-name="T84">oi</text:span><text:span text:style-name="T78">(10)</text:span><text:span text:style-name="T37">=</text:span><text:span text:style-name="T43">80</text:span></text:p>
            <text:p text:style-name="P18">20-100</text:p>
          </table:table-cell>
          <table:table-cell table:style-name="Таблица4.A1" office:value-type="string">
            <text:p text:style-name="P66">ИБН-8-6</text:p>
            <text:p text:style-name="P65">№<text:span text:style-name="T37">010</text:span></text:p>
            <text:p text:style-name="P65"><text:span text:style-name="T37">R=1,0</text:span>м</text:p>
            <text:p text:style-name="P65"><text:span text:style-name="T37">B(R)=0,</text:span>957</text:p>
            <text:p text:style-name="P65"><text:span text:style-name="T75">H</text:span><text:span text:style-name="T82">*</text:span><text:span text:style-name="T84">oi</text:span><text:span text:style-name="T78">(10)</text:span><text:span text:style-name="T37">=</text:span><text:span text:style-name="T43">331</text:span></text:p>
            <text:p text:style-name="P65">2<text:span text:style-name="T57">·</text:span>10<text:span text:style-name="T45">2</text:span>-10<text:span text:style-name="T45">3</text:span></text:p>
          </table:table-cell>
          <table:table-cell table:style-name="Таблица4.F1" office:value-type="string">
            <text:p text:style-name="P66">ИБН-8-6</text:p>
            <text:p text:style-name="P65">№<text:span text:style-name="T37">010</text:span></text:p>
            <text:p text:style-name="P65"><text:span text:style-name="T37">R=0,5</text:span>м</text:p>
            <text:p text:style-name="P65"><text:span text:style-name="T37">B(R)=0,9</text:span>91</text:p>
            <text:p text:style-name="P65"><text:span text:style-name="T75">H</text:span><text:span text:style-name="T82">*</text:span><text:span text:style-name="T84">oi</text:span><text:span text:style-name="T78">(10)</text:span><text:span text:style-name="T37">=</text:span><text:span text:style-name="T43">1434</text:span></text:p>
            <text:p text:style-name="P65">2<text:span text:style-name="T57">·</text:span>10<text:span text:style-name="T45">3</text:span>-10<text:span text:style-name="T45">4</text:span></text:p>
          </table:table-cell>
        </table:table-row>
        <table:table-row table:style-name="Таблица4.1">
          <table:table-cell table:style-name="Таблица4.A1" office:value-type="string">
            <text:p text:style-name="P28">Показания прибора в поверяемой точке</text:p>
            <text:p text:style-name="P27"><text:span text:style-name="T76">H</text:span><text:span text:style-name="T83">*</text:span><text:span text:style-name="T85">i</text:span><text:span text:style-name="T81">(10) мкЗв/ч, </text:span></text:p>
            <text:p text:style-name="P27"><text:span text:style-name="T89">±δ</text:span><text:span text:style-name="T58">ст</text:span>, %</text:p>
            <text:p text:style-name="P27"/>
          </table:table-cell>
          <table:table-cell table:style-name="Таблица4.B2">
            <text:p text:style-name="P26"/>
          </table:table-cell>
          <table:table-cell table:style-name="Таблица4.B2">
            <text:p text:style-name="P26"/>
          </table:table-cell>
          <table:table-cell table:style-name="Таблица4.B2">
            <text:p text:style-name="P26"/>
          </table:table-cell>
          <table:table-cell table:style-name="Таблица4.B2">
            <text:p text:style-name="P26"/>
          </table:table-cell>
          <table:table-cell table:style-name="Таблица4.F2">
            <text:p text:style-name="P26"/>
          </table:table-cell>
        </table:table-row>
        <table:table-row table:style-name="Таблица4.1">
          <table:table-cell table:style-name="Таблица4.A1" office:value-type="string">
            <text:p text:style-name="P28">Среднее значение показаний</text:p>
            <text:p text:style-name="P27"><text:span text:style-name="T77">H</text:span><text:span text:style-name="T83">*</text:span><text:span text:style-name="T85">i</text:span><text:span text:style-name="T81">(10) мкЗв/ч</text:span></text:p>
          </table:table-cell>
          <table:table-cell table:style-name="Таблица4.B3" office:value-type="string">
            <text:p text:style-name="P23">0,43</text:p>
          </table:table-cell>
          <table:table-cell table:style-name="Таблица4.B3" office:value-type="string">
            <text:p text:style-name="P23">9,77</text:p>
          </table:table-cell>
          <table:table-cell table:style-name="Таблица4.B3" office:value-type="string">
            <text:p text:style-name="P23">86,7</text:p>
          </table:table-cell>
          <table:table-cell table:style-name="Таблица4.B3" office:value-type="string">
            <text:p text:style-name="P23">337,0</text:p>
          </table:table-cell>
          <table:table-cell table:style-name="Таблица4.F3" office:value-type="string">
            <text:p text:style-name="P23">1390,0</text:p>
          </table:table-cell>
        </table:table-row>
        <table:table-row table:style-name="Таблица4.1">
          <table:table-cell table:style-name="Таблица4.A1" office:value-type="string">
            <text:p text:style-name="P28">Результат измерения мощности дозы в поверяемой точке</text:p>
            <text:p text:style-name="P27"><text:span text:style-name="T76">H</text:span><text:span text:style-name="T83">*</text:span><text:span text:style-name="T86">пр</text:span><text:span text:style-name="T87">i</text:span><text:span text:style-name="T81">(10) мкЗв/ч</text:span></text:p>
          </table:table-cell>
          <table:table-cell table:style-name="Таблица4.B3" office:value-type="string">
            <text:p text:style-name="P22"/>
          </table:table-cell>
          <table:table-cell table:style-name="Таблица4.B3" office:value-type="string">
            <text:p text:style-name="P23">8,1</text:p>
          </table:table-cell>
          <table:table-cell table:style-name="Таблица4.B3" office:value-type="string">
            <text:p text:style-name="P23">75,1</text:p>
          </table:table-cell>
          <table:table-cell table:style-name="Таблица4.B3" office:value-type="string">
            <text:p text:style-name="P23">322,5</text:p>
          </table:table-cell>
          <table:table-cell table:style-name="Таблица4.F3" office:value-type="string">
            <text:p text:style-name="P23">1377,5</text:p>
          </table:table-cell>
        </table:table-row>
        <table:table-row table:style-name="Таблица4.1">
          <table:table-cell table:style-name="Таблица4.A1" office:value-type="string">
            <text:p text:style-name="P20">Основная относительная погрешность измерения </text:p>
            <text:p text:style-name="P20"><text:span text:style-name="T36">θ</text:span><text:span text:style-name="T63">пр</text:span><text:span text:style-name="T59">i</text:span>, %</text:p>
          </table:table-cell>
          <table:table-cell table:style-name="Таблица4.B3" office:value-type="string">
            <text:p text:style-name="P22"/>
          </table:table-cell>
          <table:table-cell table:style-name="Таблица4.B3" office:value-type="string">
            <text:p text:style-name="P23">-2,5</text:p>
          </table:table-cell>
          <table:table-cell table:style-name="Таблица4.B3" office:value-type="string">
            <text:p text:style-name="P23">-6,1</text:p>
          </table:table-cell>
          <table:table-cell table:style-name="Таблица4.B3" office:value-type="string">
            <text:p text:style-name="P23">-2,6</text:p>
          </table:table-cell>
          <table:table-cell table:style-name="Таблица4.F3" office:value-type="string">
            <text:p text:style-name="P23">-3,9</text:p>
          </table:table-cell>
        </table:table-row>
        <table:table-row table:style-name="Таблица4.1">
          <table:table-cell table:style-name="Таблица4.A6" office:value-type="string">
            <text:p text:style-name="P20">Доверительная граница основной относительной погрешности </text:p>
            <text:p text:style-name="P20"><text:span text:style-name="T90">Δ</text:span><text:span text:style-name="T60">i</text:span>, %</text:p>
          </table:table-cell>
          <table:table-cell table:style-name="Таблица4.B6" office:value-type="string">
            <text:p text:style-name="P22"/>
          </table:table-cell>
          <table:table-cell table:style-name="Таблица4.B6" office:value-type="string">
            <text:p text:style-name="P23">6,2</text:p>
          </table:table-cell>
          <table:table-cell table:style-name="Таблица4.B6" office:value-type="string">
            <text:p text:style-name="P23">8,7</text:p>
          </table:table-cell>
          <table:table-cell table:style-name="Таблица4.B6" office:value-type="string">
            <text:p text:style-name="P23">6,2</text:p>
          </table:table-cell>
          <table:table-cell table:style-name="Таблица4.F6" office:value-type="string">
            <text:p text:style-name="P23">7,0</text:p>
          </table:table-cell>
        </table:table-row>
        <table:table-row table:style-name="Таблица4.1">
          <table:table-cell table:style-name="Таблица4.A1" office:value-type="string">
            <text:p text:style-name="P20">Пределы основной относительной погрешности, </text:p>
            <text:p text:style-name="P20">%, не более</text:p>
          </table:table-cell>
          <table:table-cell table:style-name="Таблица4.B3" office:value-type="string">
            <text:p text:style-name="P19"/>
          </table:table-cell>
          <table:table-cell table:style-name="Таблица4.F3" table:number-columns-spanned="4" office:value-type="string">
            <text:p text:style-name="P18"><text:span text:style-name="T57">±</text:span>20</text:p>
          </table:table-cell>
          <table:covered-table-cell/>
          <table:covered-table-cell/>
          <table:covered-table-cell/>
        </table:table-row>
      </table:table>
      <text:p text:style-name="P54"/>
      <text:p text:style-name="P45"/>
      <text:p text:style-name="P49"><text:span text:style-name="T38"><text:s text:c="3"/></text:span><text:span text:style-name="T1">Выводы: </text:span><text:span text:style-name="T1">_____________________________________________________________</text:span></text:p>
      <text:p text:style-name="P51"><text:span text:style-name="T1">Квитанция-счёт </text:span><text:span text:style-name="T1">________________________</text:span></text:p>
      <text:p text:style-name="P51"><text:span text:style-name="T1">Свидетельство (извещение о непригодности) </text:span><text:span text:style-name="T1">__________________________________</text:span></text:p>
      <text:p text:style-name="P51"><text:span text:style-name="T1">Дата </text:span><text:span text:style-name="T1">________________</text:span></text:p>
      <text:p text:style-name="P51"><text:span text:style-name="T42">Поверитель 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name="Arial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" fo:font-size="11pt" fo:font-style="italic" style:font-size-asian="11pt" style:font-style-asian="italic" style:font-name-complex="Arial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Tahoma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-0.065cm" fo:margin-right="0cm" fo:text-align="center" style:justify-single-word="false" fo:text-indent="0cm" style:auto-text-indent="false"/>
      <style:text-properties fo:font-size="13pt" style:font-size-asian="13pt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7cm" style:type="center"/>
          <style:tab-stop style:position="17.542cm" style:type="right"/>
        </style:tab-stops>
      </style:paragraph-properties>
    </style:style>
    <style:style style:name="Quotations" style:family="paragraph" style:parent-style-name="Standard" style:class="html">
      <style:paragraph-properties fo:margin-left="-0.191cm" fo:margin-right="-0.191cm" fo:text-align="center" style:justify-single-word="false" fo:text-indent="0cm" style:auto-text-indent="false"/>
      <style:text-properties fo:font-size="13pt" style:font-size-asian="13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ru" fo:country="RU" style:font-name-complex="Ari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style:text-underline-style="none" style:font-name-complex="Wingdings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use-window-font-color="true"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fo:font-size="11pt" style:font-size-asian="11pt"/>
    </style:style>
    <style:style style:name="WW8Num9z0" style:family="text">
      <style:text-properties style:font-name="Arial" style:font-name-complex="Arial"/>
    </style:style>
    <style:style style:name="Основной_20_шрифт_20_абзаца1" style:display-name="Основной шрифт абзаца1" style:family="text"/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676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25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.676cm" fo:margin-left="1.588cm" fo:margin-right="1.42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005cm" fo:margin-bottom="0.676cm" fo:margin-left="2cm" fo:margin-right="0.79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3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1"/>
    <style:master-page style:name="Преобразование_20_2" style:display-name="Преобразование 2" style:page-layout-name="Mpm2"/>
    <style:master-page style:name="Преобразование_20_3" style:display-name="Преобразование 3" style:page-layout-name="Mpm3"/>
    <style:master-page style:name="Преобразование_20_4" style:display-name="Преобразование 4" style:page-layout-name="Mpm4"/>
    <style:master-page style:name="Преобразование_20_5" style:display-name="Преобразование 5" style:page-layout-name="Mpm5"/>
    <style:master-page style:name="Преобразование_20_6" style:display-name="Преобразование 6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05-05-17T10:04:00</meta:creation-date>
    <dc:date>2019-08-06T16:12:28.54</dc:date>
    <meta:print-date>2019-08-06T15:32:11.15</meta:print-date>
    <meta:editing-cycles>84</meta:editing-cycles>
    <meta:editing-duration>PT16H57M3S</meta:editing-duration>
    <dc:creator>Максим Степанов</dc:creator>
    <meta:generator>OpenOffice/4.1.5$Win32 OpenOffice.org_project/415m1$Build-9789</meta:generator>
    <meta:printed-by>Максим Степанов</meta:printed-by>
    <meta:document-statistic meta:table-count="5" meta:image-count="0" meta:object-count="0" meta:page-count="3" meta:paragraph-count="161" meta:word-count="573" meta:character-count="4260"/>
  </office:meta>
</office:document-meta>
</file>